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 style:snap-to-layout-grid="false"/>
    </style:style>
    <style:style style:name="P3" style:family="paragraph" style:parent-style-name="Standard">
      <style:paragraph-properties fo:line-height="0.388cm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1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Prénom_20_NOM">
      <style:text-properties fo:font-weight="normal" style:font-weight-asian="normal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Arial1" fo:font-size="11pt" style:font-size-asian="11pt" style:font-size-complex="11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contratcomplexeep93_0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2"><text:user-field-get text:name="dossierep_personne_foyer_adressefoyer_0_adresse_codepos"/></text:span><text:span text:style-name="T2"> </text:span><text:span text:style-name="T2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text:bookmark-start text:name="__Fieldmark__562_920358989"/>Réf. : <text:bookmark-end text:name="__Fieldmark__562_920358989"/></text:p>
          </table:table-cell>
          <table:table-cell table:style-name="Tableau1.A1" table:number-columns-spanned="2" office:value-type="string">
            <text:p text:style-name="P2"><text:bookmark-start text:name="__Fieldmark__574_920358989"/><text:span text:style-name="T1">DPAS/SIS/BADA/SUSPENSION</text:span><text:span text:style-name="T1">/HP/KL/201</text:span>1</text:p>
            <text:p text:style-name="P3"><text:bookmark-end text:name="__Fieldmark__574_920358989"/>Matricule CAF : 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text:bookmark-start text:name="__Fieldmark__582_920358989"/>Affaire suivie par : <text:bookmark-end text:name="__Fieldmark__582_920358989"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text:bookmark-start text:name="__Fieldmark__591_920358989"/>Tél. : <text:bookmark-end text:name="__Fieldmark__591_920358989"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2-12-31T10:08:45.90">31 décembre 2012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span text:style-name="T3"><text:user-field-get text:name="passagecommissionep_impressionconvocation"/></text:span>, l’équipe pluridisciplinaire a examiné votre situation.</text:p>
      <text:p text:style-name="P10"/>
      <text:p text:style-name="P10">L’équipe pluridisciplinaire a émis la décision suivante :</text:p>
      <text:p text:style-name="P10"><text:tab/>Création du contrat complexe =&gt; <text:user-field-get text:name="decisioncontratcomplexeep93_0_decision"/>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size="11pt" fo:language="fr" fo:country="FR" style:font-name-asian="Times" style:font-size-asian="11pt" style:font-name-complex="Arial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1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2-12-31T10:08:45.85</dc:date>
    <meta:print-date>2011-03-28T11:59:00</meta:print-date>
    <meta:editing-cycles>37</meta:editing-cycles>
    <meta:editing-duration>PT04H55M22S</meta:editing-duration>
    <meta:generator>OpenOffice.org/3.2$Win32 OpenOffice.org_project/320m12$Build-9483</meta:generator>
    <meta:document-statistic meta:table-count="1" meta:image-count="0" meta:object-count="0" meta:page-count="1" meta:paragraph-count="17" meta:word-count="73" meta:character-count="499"/>
    <meta:user-defined meta:name="Info 1"/>
    <meta:user-defined meta:name="Info 2"/>
    <meta:user-defined meta:name="Info 3"/>
    <meta:user-defined meta:name="Info 4"/>
  </office:meta>
</office:document-meta>
</file>